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3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4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104cm" fo:min-width="0.209cm" fo:padding-top="0.151cm" fo:padding-bottom="0.151cm" fo:padding-left="0.276cm" fo:padding-right="0.276cm" draw:shadow-offset-x="0.203cm" draw:shadow-offset-y="0.203cm"/>
    </style:style>
    <style:style style:name="gr6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1cm" fo:padding-top="0.151cm" fo:padding-bottom="0.151cm" fo:padding-left="0.276cm" fo:padding-right="0.276cm" draw:shadow-offset-x="0.203cm" draw:shadow-offset-y="0.203cm"/>
    </style:style>
    <style:style style:name="gr7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104cm" fo:min-width="0.21cm" fo:padding-top="0.151cm" fo:padding-bottom="0.151cm" fo:padding-left="0.276cm" fo:padding-right="0.276cm" draw:shadow-offset-x="0.203cm" draw:shadow-offset-y="0.203cm"/>
    </style:style>
    <style:style style:name="gr8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104cm" fo:min-width="0.211cm" fo:padding-top="0.151cm" fo:padding-bottom="0.151cm" fo:padding-left="0.276cm" fo:padding-right="0.276cm" draw:shadow-offset-x="0.203cm" draw:shadow-offset-y="0.203cm"/>
    </style:style>
    <style:style style:name="gr9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308cm" fo:min-width="0.21cm" fo:padding-top="0.151cm" fo:padding-bottom="0.151cm" fo:padding-left="0.276cm" fo:padding-right="0.276cm" draw:shadow-offset-x="0.203cm" draw:shadow-offset-y="0.203cm"/>
    </style:style>
    <style:style style:name="gr10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308cm" fo:min-width="0.21cm" fo:padding-top="0.151cm" fo:padding-bottom="0.151cm" fo:padding-left="0.276cm" fo:padding-right="0.276cm" draw:shadow-offset-x="0.203cm" draw:shadow-offset-y="0.203cm"/>
    </style:style>
    <style:style style:name="gr11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308cm" fo:min-width="0.209cm" fo:padding-top="0.151cm" fo:padding-bottom="0.151cm" fo:padding-left="0.276cm" fo:padding-right="0.276cm" draw:shadow-offset-x="0.203cm" draw:shadow-offset-y="0.203cm"/>
    </style:style>
    <style:style style:name="gr12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511cm" fo:min-width="0.21cm" fo:padding-top="0.151cm" fo:padding-bottom="0.151cm" fo:padding-left="0.276cm" fo:padding-right="0.276cm" draw:shadow-offset-x="0.203cm" draw:shadow-offset-y="0.203cm"/>
    </style:style>
    <style:style style:name="gr13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4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.714cm" fo:min-width="0.21cm" fo:padding-top="0.151cm" fo:padding-bottom="0.151cm" fo:padding-left="0.276cm" fo:padding-right="0.276cm" draw:shadow-offset-x="0.203cm" draw:shadow-offset-y="0.203cm"/>
    </style:style>
    <style:style style:name="gr15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6" style:family="graphic" style:parent-style-name="objectwithoutfill">
      <style:graphic-properties svg:stroke-width="0.051cm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Long_20_Dot" svg:stroke-width="0.051cm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ea7500" draw:marker-start-width="0.279cm" draw:marker-end-width="0.279cm" draw:fill="solid" draw:fill-color="#ffb66c" draw:textarea-vertical-align="middle" draw:auto-grow-height="false" fo:min-height="0.714cm" fo:min-width="0.211cm" fo:padding-top="0.151cm" fo:padding-bottom="0.151cm" fo:padding-left="0.276cm" fo:padding-right="0.276cm" draw:shadow-offset-x="0.203cm" draw:shadow-offset-y="0.203cm"/>
    </style:style>
    <style:style style:name="gr19" style:family="graphic" style:parent-style-name="objectwithoutfill">
      <style:graphic-properties svg:stroke-width="0.051cm" svg:stroke-color="#069a2e" draw:marker-start-width="0.279cm" draw:marker-end-width="0.279cm" draw:fill="solid" draw:fill-color="#77bc65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20" style:family="graphic" style:parent-style-name="objectwithoutfill">
      <style:graphic-properties svg:stroke-width="0.051cm" svg:stroke-color="#ea7500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69a2e" draw:marker-start-width="0.279cm" draw:marker-end-width="0.279cm" svg:stroke-linecap="round" draw:fill="solid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b66c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font-size="8pt"/>
    </style:style>
    <style:style style:name="P7" style:family="paragraph">
      <loext:graphic-properties draw:fill="solid" draw:fill-color="#729fcf"/>
      <style:paragraph-properties fo:text-align="center"/>
      <style:text-properties fo:font-size="8pt"/>
    </style:style>
    <style:style style:name="P8" style:family="paragraph">
      <style:text-properties fo:font-size="8pt" style:font-size-asian="18pt" style:font-size-complex="18pt"/>
    </style:style>
    <style:style style:name="P9" style:family="paragraph">
      <loext:graphic-properties draw:fill="none" draw:fill-color="#ffffff"/>
      <style:text-properties fo:font-size="8pt" style:font-size-asian="18pt" style:font-size-complex="18pt"/>
    </style:style>
    <style:style style:name="P10" style:family="paragraph">
      <loext:graphic-properties draw:fill="solid"/>
      <style:paragraph-properties fo:text-align="center"/>
      <style:text-properties fo:font-size="7pt"/>
    </style:style>
    <style:style style:name="P11" style:family="paragraph">
      <style:text-properties fo:font-size="7pt" style:font-size-asian="18pt" style:font-size-complex="18pt"/>
    </style:style>
    <style:style style:name="P12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47cm" svg:y1="19.604cm" svg:x2="8.517cm" svg:y2="19.6cm">
          <text:p/>
        </draw:line>
        <draw:line draw:style-name="gr1" draw:text-style-name="P1" draw:layer="layout" svg:x1="8.563cm" svg:y1="19.602cm" svg:x2="8.944cm" svg:y2="19.222cm">
          <text:p/>
        </draw:line>
        <draw:line draw:style-name="gr1" draw:text-style-name="P1" draw:layer="layout" svg:x1="7.943cm" svg:y1="18.823cm" svg:x2="8.947cm" svg:y2="19.204cm">
          <text:p/>
        </draw:line>
        <draw:line draw:style-name="gr1" draw:text-style-name="P1" draw:layer="layout" svg:x1="7.243cm" svg:y1="18.824cm" svg:x2="6.207cm" svg:y2="19.288cm">
          <text:p/>
        </draw:line>
        <draw:line draw:style-name="gr1" draw:text-style-name="P1" draw:layer="layout" svg:x1="6.788cm" svg:y1="19.642cm" svg:x2="6.28cm" svg:y2="19.204cm">
          <text:p/>
        </draw:line>
        <draw:line draw:style-name="gr1" draw:text-style-name="P1" draw:layer="layout" svg:x1="2.343cm" svg:y1="19.222cm" svg:x2="6.407cm" svg:y2="19.204cm">
          <text:p/>
        </draw:line>
        <draw:line draw:style-name="gr1" draw:text-style-name="P1" draw:layer="layout" svg:x1="1.943cm" svg:y1="15.022cm" svg:x2="2.343cm" svg:y2="15.421cm">
          <text:p/>
        </draw:line>
        <draw:line draw:style-name="gr1" draw:text-style-name="P1" draw:layer="layout" svg:x1="1.962cm" svg:y1="15.802cm" svg:x2="2.343cm" svg:y2="15.422cm">
          <text:p/>
        </draw:line>
        <draw:line draw:style-name="gr1" draw:text-style-name="P1" draw:layer="layout" svg:x1="1.6cm" svg:y1="1.3cm" svg:x2="10.617cm" svg:y2="1.3cm">
          <text:p/>
        </draw:line>
        <draw:custom-shape draw:style-name="gr2" draw:text-style-name="P2" draw:layer="layout" svg:width="0.762cm" svg:height="0.203cm" svg:x="1.2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3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1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cm" svg:x2="10.617cm" svg:y2="2cm">
          <text:p/>
        </draw:line>
        <draw:custom-shape draw:style-name="gr3" draw:text-style-name="P3" draw:layer="layout" svg:width="0.762cm" svg:height="0.203cm" svg:x="2.3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2cm" svg:y="1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.8cm" svg:x2="10.617cm" svg:y2="2.8cm">
          <text:p/>
        </draw:line>
        <draw:custom-shape draw:style-name="gr3" draw:text-style-name="P3" draw:layer="layout" svg:width="0.762cm" svg:height="0.203cm" svg:x="2.3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2cm" svg:y="2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3.613cm" svg:x2="10.617cm" svg:y2="3.6cm">
          <text:p/>
        </draw:line>
        <draw:custom-shape draw:style-name="gr3" draw:text-style-name="P3" draw:layer="layout" svg:width="0.762cm" svg:height="0.203cm" svg:x="2.3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3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63cm" svg:y1="4.413cm" svg:x2="10.617cm" svg:y2="4.4cm">
          <text:p/>
        </draw:line>
        <draw:custom-shape draw:style-name="gr2" draw:text-style-name="P2" draw:layer="layout" svg:width="0.762cm" svg:height="0.203cm" svg:x="3.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4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5.7cm" svg:x2="10.617cm" svg:y2="5.7cm">
          <text:p/>
        </draw:line>
        <draw:custom-shape draw:style-name="gr2" draw:text-style-name="P2" draw:layer="layout" svg:width="0.762cm" svg:height="0.203cm" svg:x="1.2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3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5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6.8cm" svg:x2="10.617cm" svg:y2="6.8cm">
          <text:p/>
        </draw:line>
        <draw:custom-shape draw:style-name="gr4" draw:text-style-name="P3" draw:layer="layout" svg:width="0.761cm" svg:height="0.406cm" svg:x="2.299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3.397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4.496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406cm" svg:x="5.594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8.89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9.989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2cm" svg:y="6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8.013cm" svg:x2="10.617cm" svg:y2="8cm">
          <text:p/>
        </draw:line>
        <draw:custom-shape draw:style-name="gr3" draw:text-style-name="P3" draw:layer="layout" svg:width="0.762cm" svg:height="0.203cm" svg:x="2.3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7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7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10.5cm" svg:x2="10.617cm" svg:y2="10.5cm">
          <text:p/>
        </draw:line>
        <draw:custom-shape draw:style-name="gr2" draw:text-style-name="P2" draw:layer="layout" svg:width="0.762cm" svg:height="0.203cm" svg:x="1.2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3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10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11.6cm" svg:x2="10.617cm" svg:y2="11.6cm">
          <text:p/>
        </draw:line>
        <draw:custom-shape draw:style-name="gr4" draw:text-style-name="P3" draw:layer="layout" svg:width="0.761cm" svg:height="0.406cm" svg:x="2.299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3.397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4.496cm" svg:y="1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406cm" svg:x="5.594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1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8.89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1cm" svg:height="0.406cm" svg:x="9.989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2cm" svg:y="11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13.113cm" svg:x2="10.617cm" svg:y2="13.1cm">
          <text:p/>
        </draw:line>
        <draw:custom-shape draw:style-name="gr3" draw:text-style-name="P3" draw:layer="layout" svg:width="0.762cm" svg:height="0.203cm" svg:x="2.3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3.4cm" svg:y="12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4.501cm" svg:y="12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3cm" svg:height="0.406cm" svg:x="5.601cm" svg:y="12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8.903cm" svg:y="12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10.004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.2cm" svg:y="14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343cm" svg:y1="15.421cm" svg:x2="10.617cm" svg:y2="15.4cm">
          <text:p/>
        </draw:line>
        <draw:custom-shape draw:style-name="gr9" draw:text-style-name="P3" draw:layer="layout" svg:width="0.762cm" svg:height="0.61cm" svg:x="2.299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61cm" svg:x="3.398cm" svg:y="15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61cm" svg:height="0.61cm" svg:x="4.498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762cm" svg:height="0.61cm" svg:x="5.597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61cm" svg:x="8.895cm" svg:y="1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61cm" svg:x="9.995cm" svg:y="1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2cm" svg:y="15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16.913cm" svg:x2="10.617cm" svg:y2="16.9cm">
          <text:p/>
        </draw:line>
        <draw:custom-shape draw:style-name="gr3" draw:text-style-name="P3" draw:layer="layout" svg:width="0.762cm" svg:height="0.203cm" svg:x="2.3cm" svg:y="1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3.4cm" svg:y="1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4.501cm" svg:y="1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3cm" svg:height="0.406cm" svg:x="5.601cm" svg:y="1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8.903cm" svg:y="1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406cm" svg:x="10.004cm" svg:y="1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7.2cm" svg:y="15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943cm" svg:y1="18.822cm" svg:x2="2.343cm" svg:y2="19.221cm">
          <text:p/>
        </draw:line>
        <draw:line draw:style-name="gr1" draw:text-style-name="P1" draw:layer="layout" svg:x1="1.962cm" svg:y1="19.602cm" svg:x2="2.343cm" svg:y2="19.222cm">
          <text:p/>
        </draw:line>
        <draw:custom-shape draw:style-name="gr2" draw:text-style-name="P2" draw:layer="layout" svg:width="0.762cm" svg:height="0.203cm" svg:x="1.2cm" svg:y="18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47cm" svg:y1="19.204cm" svg:x2="10.617cm" svg:y2="19.2cm">
          <text:p/>
        </draw:line>
        <draw:custom-shape draw:style-name="gr12" draw:text-style-name="P3" draw:layer="layout" svg:width="0.762cm" svg:height="0.813cm" svg:x="2.299cm" svg:y="18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3.398cm" svg:y="18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1.016cm" svg:x="4.499cm" svg:y="18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3cm" svg:height="1.016cm" svg:x="5.599cm" svg:y="18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8.9cm" svg:y="18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10.001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2cm" svg:y="1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1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7.2cm" svg:y="18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1cm" svg:x2="10.617cm" svg:y2="21cm">
          <text:p/>
        </draw:line>
        <draw:custom-shape draw:style-name="gr2" draw:text-style-name="P2" draw:layer="layout" svg:width="0.762cm" svg:height="0.203cm" svg:x="1.2cm" svg:y="2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.3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0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1.7cm" svg:x2="10.617cm" svg:y2="21.7cm">
          <text:p/>
        </draw:line>
        <draw:custom-shape draw:style-name="gr3" draw:text-style-name="P3" draw:layer="layout" svg:width="0.762cm" svg:height="0.203cm" svg:x="2.3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2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2cm" svg:y="2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cm" svg:y1="22.5cm" svg:x2="10.617cm" svg:y2="22.5cm">
          <text:p/>
        </draw:line>
        <draw:custom-shape draw:style-name="gr3" draw:text-style-name="P3" draw:layer="layout" svg:width="0.762cm" svg:height="0.203cm" svg:x="2.3cm" svg:y="2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2cm" svg:y="22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24cm" svg:y1="23.313cm" svg:x2="10.617cm" svg:y2="23.3cm">
          <text:p/>
        </draw:line>
        <draw:custom-shape draw:style-name="gr3" draw:text-style-name="P3" draw:layer="layout" svg:width="0.762cm" svg:height="0.203cm" svg:x="2.3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3.4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3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4cm" svg:y1="24.114cm" svg:x2="10.617cm" svg:y2="24.1cm">
          <text:p/>
        </draw:line>
        <draw:custom-shape draw:style-name="gr2" draw:text-style-name="P2" draw:layer="layout" svg:width="0.762cm" svg:height="0.203cm" svg:x="3.4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46cm" svg:y1="26.204cm" svg:x2="8.516cm" svg:y2="26.2cm">
          <text:p/>
        </draw:line>
        <draw:line draw:style-name="gr1" draw:text-style-name="P1" draw:layer="layout" svg:x1="8.562cm" svg:y1="26.202cm" svg:x2="8.943cm" svg:y2="25.822cm">
          <text:p/>
        </draw:line>
        <draw:line draw:style-name="gr1" draw:text-style-name="P1" draw:layer="layout" svg:x1="7.942cm" svg:y1="25.423cm" svg:x2="8.946cm" svg:y2="25.804cm">
          <text:p/>
        </draw:line>
        <draw:line draw:style-name="gr1" draw:text-style-name="P1" draw:layer="layout" svg:x1="7.242cm" svg:y1="25.424cm" svg:x2="6.207cm" svg:y2="25.892cm">
          <text:p/>
        </draw:line>
        <draw:line draw:style-name="gr1" draw:text-style-name="P1" draw:layer="layout" svg:x1="6.788cm" svg:y1="26.27cm" svg:x2="6.279cm" svg:y2="25.804cm">
          <text:p/>
        </draw:line>
        <draw:line draw:style-name="gr1" draw:text-style-name="P1" draw:layer="layout" svg:x1="2.342cm" svg:y1="25.822cm" svg:x2="6.406cm" svg:y2="25.804cm">
          <text:p/>
        </draw:line>
        <draw:line draw:style-name="gr1" draw:text-style-name="P1" draw:layer="layout" svg:x1="1.942cm" svg:y1="25.422cm" svg:x2="2.342cm" svg:y2="25.821cm">
          <text:p/>
        </draw:line>
        <draw:line draw:style-name="gr1" draw:text-style-name="P1" draw:layer="layout" svg:x1="1.961cm" svg:y1="26.202cm" svg:x2="2.342cm" svg:y2="25.822cm">
          <text:p/>
        </draw:line>
        <draw:custom-shape draw:style-name="gr2" draw:text-style-name="P2" draw:layer="layout" svg:width="0.762cm" svg:height="0.203cm" svg:x="1.199cm" svg:y="25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46cm" svg:y1="25.804cm" svg:x2="10.616cm" svg:y2="25.8cm">
          <text:p/>
        </draw:line>
        <draw:custom-shape draw:style-name="gr12" draw:text-style-name="P3" draw:layer="layout" svg:width="0.762cm" svg:height="0.813cm" svg:x="2.298cm" svg:y="2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3.397cm" svg:y="25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1.016cm" svg:x="4.498cm" svg:y="25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3cm" svg:height="1.016cm" svg:x="5.598cm" svg:y="2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8.899cm" svg:y="2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10cm" svg:y="2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199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699cm" svg:y="2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799cm" svg:y="2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7.199cm" svg:y="25.3cm">
          <text:p/>
          <draw:enhanced-geometry svg:viewBox="0 0 21600 21600" draw:type="rectangle" draw:enhanced-path="M 0 0 L 21600 0 21600 21600 0 21600 0 0 Z N"/>
        </draw:custom-shape>
        <draw:path draw:style-name="gr16" draw:text-style-name="P1" draw:layer="layout" svg:width="0.819cm" svg:height="0.917cm" draw:transform="skewX (0.115366263556825) rotate (0.93270395226577) translate (3.73999999637014cm 21.0009999965949cm)" svg:viewBox="0 0 820 918" svg:d="M0 0c1066 0 787 918 787 918">
          <text:p/>
        </draw:path>
        <draw:path draw:style-name="gr16" draw:text-style-name="P1" draw:layer="layout" svg:width="1.092cm" svg:height="1.156cm" draw:transform="skewX (0.589048622548086) rotate (2.57593144301843) translate (2.50406304561982cm 21.5830197806225cm)" svg:viewBox="0 0 1093 1157" svg:d="M1093 0c-1421 0-1049 1157-1049 1157">
          <text:p/>
        </draw:path>
        <draw:path draw:style-name="gr16" draw:text-style-name="P1" draw:layer="layout" svg:width="0.819cm" svg:height="0.917cm" draw:transform="skewX (0.115366263556825) rotate (0.93270395226577) translate (3.74099999637014cm 21.701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3.74099999637014cm 22.501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3.74199999637014cm 23.302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3.74199999637014cm 24.102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199999637014cm 22.502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299999637014cm 21.703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299999637014cm 21.003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299999637013cm 23.303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9.24299999637014cm 24.1039999965949cm)" svg:viewBox="0 0 820 918" svg:d="M0 0c1066 0 787 918 787 918">
          <text:p/>
        </draw:path>
        <draw:path draw:style-name="gr16" draw:text-style-name="P1" draw:layer="layout" svg:width="0.819cm" svg:height="0.917cm" draw:transform="skewX (0.115366263556825) rotate (0.93270395226577) translate (7.04299999637014cm 24.1039999965949cm)" svg:viewBox="0 0 820 918" svg:d="M0 0c1066 0 787 918 787 918">
          <text:p/>
        </draw:path>
        <draw:path draw:style-name="gr16" draw:text-style-name="P1" draw:layer="layout" svg:width="1.981cm" svg:height="1.452cm" draw:transform="skewX (-0.990648883431981) rotate (0.339117473662498) translate (4.88299996121249cm 21.7029999904657cm)" svg:viewBox="0 0 1982 1453" svg:d="M0 0c2574 0 1903 1453 1903 1453">
          <text:p/>
        </draw:path>
        <draw:path draw:style-name="gr16" draw:text-style-name="P1" draw:layer="layout" svg:width="1.981cm" svg:height="1.452cm" draw:transform="skewX (-0.990648883431981) rotate (0.339117473662498) translate (4.8839999612125cm 22.5039999904657cm)" svg:viewBox="0 0 1982 1453" svg:d="M0 0c2574 0 1903 1453 1903 1453">
          <text:p/>
        </draw:path>
        <draw:path draw:style-name="gr16" draw:text-style-name="P1" draw:layer="layout" svg:width="1.474cm" svg:height="1.077cm" draw:transform="skewX (0.765850475775112) rotate (1.23290058360879) translate (9.24299999998927cm 25.8039999999787cm)" svg:viewBox="0 0 1475 1078" svg:d="M0 0c1916 0 1416 1078 1416 1078">
          <text:p/>
        </draw:path>
        <draw:path draw:style-name="gr16" draw:text-style-name="P1" draw:layer="layout" svg:width="1.475cm" svg:height="1.077cm" draw:transform="skewX (0.767072206251508) rotate (1.23307511653399) translate (3.74399992514454cm 25.8049998511665cm)" svg:viewBox="0 0 1476 1078" svg:d="M0 0c1917 0 1418 1078 1418 1078">
          <text:p/>
        </draw:path>
        <draw:path draw:style-name="gr16" draw:text-style-name="P1" draw:layer="layout" svg:width="0.731cm" svg:height="0.851cm" draw:transform="skewX (-0.0699877030049725) rotate (0.841423232386466) translate (7.044cm 26.205cm)" svg:viewBox="0 0 732 852" svg:d="M0 0c953 0 702 852 702 852">
          <text:p/>
        </draw:path>
        <draw:path draw:style-name="gr17" draw:text-style-name="P1" draw:layer="layout" svg:width="2.614cm" svg:height="3.059cm" draw:transform="skewX (-0.196524073774562) rotate (0.775973385436679) translate (4.8849998800881cm 25.804999918263cm)" svg:viewBox="0 0 2615 3060" svg:d="M0 0c3402-1 2509 3060 2509 3060">
          <text:p/>
        </draw:path>
        <draw:path draw:style-name="gr16" draw:text-style-name="P1" draw:layer="layout" svg:width="1.317cm" svg:height="1.934cm" draw:transform="rotate (-2.27608387752581) translate (3.73821199772846cm 25.8254442711773cm)" svg:viewBox="0 0 1318 1935" svg:d="M0 0c2067 0 1084 1935 1084 1935">
          <text:p/>
        </draw:path>
        <draw:line draw:style-name="gr1" draw:text-style-name="P1" draw:layer="layout" svg:x1="6.845cm" svg:y1="28.305cm" svg:x2="8.515cm" svg:y2="28.301cm">
          <text:p/>
        </draw:line>
        <draw:line draw:style-name="gr1" draw:text-style-name="P1" draw:layer="layout" svg:x1="8.561cm" svg:y1="28.303cm" svg:x2="8.942cm" svg:y2="27.923cm">
          <text:p/>
        </draw:line>
        <draw:line draw:style-name="gr1" draw:text-style-name="P1" draw:layer="layout" svg:x1="7.941cm" svg:y1="27.524cm" svg:x2="8.945cm" svg:y2="27.905cm">
          <text:p/>
        </draw:line>
        <draw:line draw:style-name="gr1" draw:text-style-name="P1" draw:layer="layout" svg:x1="7.241cm" svg:y1="27.525cm" svg:x2="6.08cm" svg:y2="28.051cm">
          <text:p/>
        </draw:line>
        <draw:line draw:style-name="gr1" draw:text-style-name="P1" draw:layer="layout" svg:x1="6.787cm" svg:y1="28.371cm" svg:x2="6.278cm" svg:y2="27.905cm">
          <text:p/>
        </draw:line>
        <draw:line draw:style-name="gr1" draw:text-style-name="P1" draw:layer="layout" svg:x1="2.341cm" svg:y1="27.923cm" svg:x2="6.405cm" svg:y2="27.905cm">
          <text:p/>
        </draw:line>
        <draw:line draw:style-name="gr1" draw:text-style-name="P1" draw:layer="layout" svg:x1="1.941cm" svg:y1="27.523cm" svg:x2="2.341cm" svg:y2="27.922cm">
          <text:p/>
        </draw:line>
        <draw:line draw:style-name="gr1" draw:text-style-name="P1" draw:layer="layout" svg:x1="1.96cm" svg:y1="28.303cm" svg:x2="2.341cm" svg:y2="27.923cm">
          <text:p/>
        </draw:line>
        <draw:custom-shape draw:style-name="gr2" draw:text-style-name="P2" draw:layer="layout" svg:width="0.762cm" svg:height="0.203cm" svg:x="1.198cm" svg:y="27.40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45cm" svg:y1="27.905cm" svg:x2="10.615cm" svg:y2="27.901cm">
          <text:p/>
        </draw:line>
        <draw:custom-shape draw:style-name="gr12" draw:text-style-name="P3" draw:layer="layout" svg:width="0.762cm" svg:height="0.813cm" svg:x="2.297cm" svg:y="27.5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3.396cm" svg:y="27.4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1.016cm" svg:x="4.497cm" svg:y="27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3cm" svg:height="1.016cm" svg:x="5.597cm" svg:y="27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763cm" svg:height="1.016cm" svg:x="8.898cm" svg:y="27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763cm" svg:height="1.016cm" svg:x="9.999cm" svg:y="27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.198cm" svg:y="28.1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762cm" svg:height="0.203cm" svg:x="6.698cm" svg:y="28.2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762cm" svg:height="0.203cm" svg:x="7.798cm" svg:y="28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7.198cm" svg:y="27.401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474cm" svg:height="1.077cm" draw:transform="skewX (0.765850475775112) rotate (1.23290058360879) translate (9.24199999998928cm 27.9049999999787cm)" svg:viewBox="0 0 1475 1078" svg:d="M0 0c1916 0 1416 1078 1416 1078">
          <text:p/>
        </draw:path>
        <draw:path draw:style-name="gr16" draw:text-style-name="P1" draw:layer="layout" svg:width="1.475cm" svg:height="1.077cm" draw:transform="skewX (0.767072206251508) rotate (1.23307511653399) translate (3.74299992514454cm 27.9059998511665cm)" svg:viewBox="0 0 1476 1078" svg:d="M0 0c1917 0 1418 1078 1418 1078">
          <text:p/>
        </draw:path>
        <draw:path draw:style-name="gr21" draw:text-style-name="P1" draw:layer="layout" svg:width="0.731cm" svg:height="0.851cm" draw:transform="skewX (-0.0699877030049725) rotate (0.841423232386466) translate (7.043cm 28.306cm)" svg:viewBox="0 0 732 852" svg:d="M0 0c953 0 702 852 702 852">
          <text:p/>
        </draw:path>
        <draw:path draw:style-name="gr16" draw:text-style-name="P1" draw:layer="layout" svg:width="1.317cm" svg:height="1.934cm" draw:transform="rotate (-2.27608387752581) translate (3.73721199772846cm 27.9264442711773cm)" svg:viewBox="0 0 1318 1935" svg:d="M0 0c2067 0 1084 1935 1084 1935">
          <text:p/>
        </draw:path>
        <draw:line draw:style-name="gr1" draw:text-style-name="P1" draw:layer="layout" svg:x1="3.463cm" svg:y1="8.813cm" svg:x2="10.617cm" svg:y2="8.8cm">
          <text:p/>
        </draw:line>
        <draw:custom-shape draw:style-name="gr2" draw:text-style-name="P2" draw:layer="layout" svg:width="0.762cm" svg:height="0.203cm" svg:x="3.4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5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5.6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9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6.7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8cm" svg:y="8.7cm">
          <text:p/>
          <draw:enhanced-geometry svg:viewBox="0 0 21600 21600" draw:type="rectangle" draw:enhanced-path="M 0 0 L 21600 0 21600 21600 0 21600 0 0 Z N"/>
        </draw:custom-shape>
        <draw:line draw:style-name="gr1" draw:text-style-name="P6" draw:layer="layout" svg:x1="23.284cm" svg:y1="3.936cm" svg:x2="24.954cm" svg:y2="3.932cm">
          <text:p/>
        </draw:line>
        <draw:line draw:style-name="gr1" draw:text-style-name="P1" draw:layer="layout" svg:x1="25cm" svg:y1="3.934cm" svg:x2="25.381cm" svg:y2="3.554cm">
          <text:p/>
        </draw:line>
        <draw:line draw:style-name="gr1" draw:text-style-name="P1" draw:layer="layout" svg:x1="24.38cm" svg:y1="3.155cm" svg:x2="25.384cm" svg:y2="3.536cm">
          <text:p/>
        </draw:line>
        <draw:line draw:style-name="gr1" draw:text-style-name="P1" draw:layer="layout" svg:x1="23.68cm" svg:y1="3.156cm" svg:x2="22.644cm" svg:y2="3.62cm">
          <text:p/>
        </draw:line>
        <draw:line draw:style-name="gr1" draw:text-style-name="P1" draw:layer="layout" svg:x1="23.225cm" svg:y1="3.974cm" svg:x2="22.717cm" svg:y2="3.536cm">
          <text:p/>
        </draw:line>
        <draw:line draw:style-name="gr1" draw:text-style-name="P1" draw:layer="layout" svg:x1="18.78cm" svg:y1="3.554cm" svg:x2="22.844cm" svg:y2="3.536cm">
          <text:p/>
        </draw:line>
        <draw:line draw:style-name="gr1" draw:text-style-name="P1" draw:layer="layout" svg:x1="18.38cm" svg:y1="3.154cm" svg:x2="18.78cm" svg:y2="3.553cm">
          <text:p/>
        </draw:line>
        <draw:line draw:style-name="gr1" draw:text-style-name="P1" draw:layer="layout" svg:x1="18.399cm" svg:y1="3.934cm" svg:x2="18.78cm" svg:y2="3.554cm">
          <text:p/>
        </draw:line>
        <draw:custom-shape draw:style-name="gr2" draw:text-style-name="P2" draw:layer="layout" svg:width="0.762cm" svg:height="0.203cm" svg:x="17.637cm" svg:y="3.03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5.384cm" svg:y1="3.536cm" svg:x2="27.054cm" svg:y2="3.532cm">
          <text:p/>
        </draw:line>
        <draw:custom-shape draw:style-name="gr12" draw:text-style-name="P3" draw:layer="layout" svg:width="0.762cm" svg:height="0.813cm" svg:x="18.736cm" svg:y="3.1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19.835cm" svg:y="3.0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762cm" svg:height="1.016cm" svg:x="20.936cm" svg:y="3.0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763cm" svg:height="1.016cm" svg:x="22.036cm" svg:y="3.0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25.337cm" svg:y="3.0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763cm" svg:height="1.016cm" svg:x="26.438cm" svg:y="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17.637cm" svg:y="3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762cm" svg:height="0.203cm" svg:x="23.137cm" svg:y="3.8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0.762cm" svg:height="0.203cm" svg:x="24.237cm" svg:y="3.8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1cm" svg:height="0.406cm" svg:x="23.637cm" svg:y="3.032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0.849cm" svg:height="0.569cm" svg:x="17.603cm" svg:y="2.433cm">
          <draw:text-box>
            <text:p text:style-name="P8"><text:span text:style-name="T1">E0</text:span></text:p>
          </draw:text-box>
        </draw:frame>
        <draw:frame draw:style-name="gr22" draw:text-style-name="P9" draw:layer="layout" svg:width="0.862cm" svg:height="0.569cm" svg:x="17.61cm" svg:y="4.185cm">
          <draw:text-box>
            <text:p text:style-name="P8"><text:span text:style-name="T2">H1</text:span></text:p>
          </draw:text-box>
        </draw:frame>
        <draw:frame draw:style-name="gr22" draw:text-style-name="P9" draw:layer="layout" svg:width="0.862cm" svg:height="0.569cm" svg:x="18.67cm" svg:y="4.129cm">
          <draw:text-box>
            <text:p text:style-name="P8"><text:span text:style-name="T2">H2</text:span></text:p>
          </draw:text-box>
        </draw:frame>
        <draw:frame draw:style-name="gr22" draw:text-style-name="P9" draw:layer="layout" svg:width="0.849cm" svg:height="0.569cm" svg:x="19.77cm" svg:y="4.13cm">
          <draw:text-box>
            <text:p text:style-name="P8"><text:span text:style-name="T2">E3</text:span></text:p>
          </draw:text-box>
        </draw:frame>
        <draw:frame draw:style-name="gr22" draw:text-style-name="P9" draw:layer="layout" svg:width="0.849cm" svg:height="0.569cm" svg:x="20.97cm" svg:y="4.131cm">
          <draw:text-box>
            <text:p text:style-name="P8"><text:span text:style-name="T2">E4</text:span></text:p>
          </draw:text-box>
        </draw:frame>
        <draw:frame draw:style-name="gr22" draw:text-style-name="P9" draw:layer="layout" svg:width="0.862cm" svg:height="0.569cm" svg:x="21.97cm" svg:y="4.132cm">
          <draw:text-box>
            <text:p text:style-name="P8"><text:span text:style-name="T2">H5</text:span></text:p>
          </draw:text-box>
        </draw:frame>
        <draw:frame draw:style-name="gr22" draw:text-style-name="P9" draw:layer="layout" svg:width="0.849cm" svg:height="0.569cm" svg:x="23.106cm" svg:y="4.133cm">
          <draw:text-box>
            <text:p text:style-name="P8"><text:span text:style-name="T2">E7</text:span></text:p>
          </draw:text-box>
        </draw:frame>
        <draw:frame draw:style-name="gr22" draw:text-style-name="P9" draw:layer="layout" svg:width="0.849cm" svg:height="0.569cm" svg:x="24.27cm" svg:y="4.134cm">
          <draw:text-box>
            <text:p text:style-name="P8"><text:span text:style-name="T2">E8</text:span></text:p>
          </draw:text-box>
        </draw:frame>
        <draw:frame draw:style-name="gr22" draw:text-style-name="P9" draw:layer="layout" svg:width="0.849cm" svg:height="0.569cm" svg:x="25.37cm" svg:y="4.134cm">
          <draw:text-box>
            <text:p text:style-name="P8"><text:span text:style-name="T2">E9</text:span></text:p>
          </draw:text-box>
        </draw:frame>
        <draw:frame draw:style-name="gr22" draw:text-style-name="P9" draw:layer="layout" svg:width="1.006cm" svg:height="0.569cm" svg:x="26.289cm" svg:y="4.135cm">
          <draw:text-box>
            <text:p text:style-name="P8"><text:span text:style-name="T2">E10</text:span></text:p>
          </draw:text-box>
        </draw:frame>
        <draw:frame draw:style-name="gr22" draw:text-style-name="P9" draw:layer="layout" svg:width="0.862cm" svg:height="0.569cm" svg:x="23.588cm" svg:y="2.435cm">
          <draw:text-box>
            <text:p text:style-name="P8"><text:span text:style-name="T1">H6</text:span></text:p>
          </draw:text-box>
        </draw:frame>
        <draw:line draw:style-name="gr1" draw:text-style-name="P1" draw:layer="layout" svg:x1="17.9cm" svg:y1="6.9cm" svg:x2="26.917cm" svg:y2="6.9cm">
          <text:p/>
        </draw:line>
        <draw:custom-shape draw:style-name="gr2" draw:text-style-name="P2" draw:layer="layout" svg:width="0.762cm" svg:height="0.203cm" svg:x="17.5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8.6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9.7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8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1.9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3.5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5.2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6.3cm" svg:y="6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9cm" svg:y1="7.6cm" svg:x2="26.917cm" svg:y2="7.6cm">
          <text:p/>
        </draw:line>
        <draw:custom-shape draw:style-name="gr3" draw:text-style-name="P3" draw:layer="layout" svg:width="0.762cm" svg:height="0.203cm" svg:x="18.6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9.7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8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1.9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3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5.2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6.3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5cm" svg:y="7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9cm" svg:y1="8.4cm" svg:x2="26.917cm" svg:y2="8.4cm">
          <text:p/>
        </draw:line>
        <draw:custom-shape draw:style-name="gr3" draw:text-style-name="P3" draw:layer="layout" svg:width="0.762cm" svg:height="0.203cm" svg:x="18.6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9.7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8cm" svg:y="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1.9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5.2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6.3cm" svg:y="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5cm" svg:y="8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024cm" svg:y1="9.213cm" svg:x2="26.917cm" svg:y2="9.2cm">
          <text:p/>
        </draw:line>
        <draw:custom-shape draw:style-name="gr3" draw:text-style-name="P3" draw:layer="layout" svg:width="0.762cm" svg:height="0.203cm" svg:x="18.6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9.7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8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1.9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5.2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6.3cm" svg:y="9.1cm">
          <text:p/>
          <draw:enhanced-geometry svg:viewBox="0 0 21600 21600" draw:type="rectangle" draw:enhanced-path="M 0 0 L 21600 0 21600 21600 0 21600 0 0 Z N"/>
        </draw:custom-shape>
        <draw:line draw:style-name="gr1" draw:text-style-name="P10" draw:layer="layout" svg:x1="19.763cm" svg:y1="10.013cm" svg:x2="26.917cm" svg:y2="10cm">
          <text:p/>
        </draw:line>
        <draw:custom-shape draw:style-name="gr2" draw:text-style-name="P2" draw:layer="layout" svg:width="0.762cm" svg:height="0.203cm" svg:x="19.7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8cm" svg:y="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21.9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5.2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6.3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3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4.1cm" svg:y="9.9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0.803cm" svg:height="0.526cm" svg:x="19.672cm" svg:y="10.017cm">
          <draw:text-box>
            <text:p text:style-name="P11"><text:span text:style-name="T2">E3</text:span></text:p>
          </draw:text-box>
        </draw:frame>
        <draw:frame draw:style-name="gr22" draw:text-style-name="P12" draw:layer="layout" svg:width="0.803cm" svg:height="0.526cm" svg:x="20.872cm" svg:y="10.018cm">
          <draw:text-box>
            <text:p text:style-name="P11"><text:span text:style-name="T2">E4</text:span></text:p>
          </draw:text-box>
        </draw:frame>
        <draw:frame draw:style-name="gr22" draw:text-style-name="P12" draw:layer="layout" svg:width="0.815cm" svg:height="0.526cm" svg:x="21.872cm" svg:y="10.019cm">
          <draw:text-box>
            <text:p text:style-name="P11"><text:span text:style-name="T2">H5</text:span></text:p>
          </draw:text-box>
        </draw:frame>
        <draw:frame draw:style-name="gr22" draw:text-style-name="P12" draw:layer="layout" svg:width="0.803cm" svg:height="0.526cm" svg:x="23.008cm" svg:y="10.02cm">
          <draw:text-box>
            <text:p text:style-name="P11"><text:span text:style-name="T2">E7</text:span></text:p>
          </draw:text-box>
        </draw:frame>
        <draw:frame draw:style-name="gr22" draw:text-style-name="P12" draw:layer="layout" svg:width="0.803cm" svg:height="0.526cm" svg:x="24.172cm" svg:y="10.021cm">
          <draw:text-box>
            <text:p text:style-name="P11"><text:span text:style-name="T2">E8</text:span></text:p>
          </draw:text-box>
        </draw:frame>
        <draw:frame draw:style-name="gr22" draw:text-style-name="P12" draw:layer="layout" svg:width="0.803cm" svg:height="0.526cm" svg:x="25.272cm" svg:y="10.021cm">
          <draw:text-box>
            <text:p text:style-name="P11"><text:span text:style-name="T2">E9</text:span></text:p>
          </draw:text-box>
        </draw:frame>
        <draw:frame draw:style-name="gr22" draw:text-style-name="P12" draw:layer="layout" svg:width="0.938cm" svg:height="0.526cm" svg:x="26.191cm" svg:y="10.022cm">
          <draw:text-box>
            <text:p text:style-name="P11"><text:span text:style-name="T2">E10</text:span></text:p>
          </draw:text-box>
        </draw:frame>
        <draw:frame draw:style-name="gr22" draw:text-style-name="P12" draw:layer="layout" svg:width="0.815cm" svg:height="0.526cm" svg:x="18.573cm" svg:y="9.216cm">
          <draw:text-box>
            <text:p text:style-name="P11"><text:span text:style-name="T2">H2</text:span></text:p>
          </draw:text-box>
        </draw:frame>
        <draw:frame draw:style-name="gr22" draw:text-style-name="P12" draw:layer="layout" svg:width="0.803cm" svg:height="0.526cm" svg:x="19.673cm" svg:y="9.217cm">
          <draw:text-box>
            <text:p text:style-name="P11"><text:span text:style-name="T2">E3</text:span></text:p>
          </draw:text-box>
        </draw:frame>
        <draw:frame draw:style-name="gr22" draw:text-style-name="P12" draw:layer="layout" svg:width="0.803cm" svg:height="0.526cm" svg:x="20.873cm" svg:y="9.218cm">
          <draw:text-box>
            <text:p text:style-name="P11"><text:span text:style-name="T2">E4</text:span></text:p>
          </draw:text-box>
        </draw:frame>
        <draw:frame draw:style-name="gr22" draw:text-style-name="P12" draw:layer="layout" svg:width="0.815cm" svg:height="0.526cm" svg:x="21.873cm" svg:y="9.219cm">
          <draw:text-box>
            <text:p text:style-name="P11"><text:span text:style-name="T2">H5</text:span></text:p>
          </draw:text-box>
        </draw:frame>
        <draw:frame draw:style-name="gr22" draw:text-style-name="P12" draw:layer="layout" svg:width="0.803cm" svg:height="0.526cm" svg:x="25.273cm" svg:y="9.221cm">
          <draw:text-box>
            <text:p text:style-name="P11"><text:span text:style-name="T2">E9</text:span></text:p>
          </draw:text-box>
        </draw:frame>
        <draw:frame draw:style-name="gr22" draw:text-style-name="P12" draw:layer="layout" svg:width="0.938cm" svg:height="0.526cm" svg:x="26.192cm" svg:y="9.222cm">
          <draw:text-box>
            <text:p text:style-name="P11"><text:span text:style-name="T2">E10</text:span></text:p>
          </draw:text-box>
        </draw:frame>
        <draw:frame draw:style-name="gr22" draw:text-style-name="P12" draw:layer="layout" svg:width="0.815cm" svg:height="0.526cm" svg:x="17.514cm" svg:y="8.412cm">
          <draw:text-box>
            <text:p text:style-name="P11"><text:span text:style-name="T2">H1</text:span></text:p>
          </draw:text-box>
        </draw:frame>
        <draw:frame draw:style-name="gr22" draw:text-style-name="P12" draw:layer="layout" svg:width="0.815cm" svg:height="0.526cm" svg:x="18.574cm" svg:y="8.416cm">
          <draw:text-box>
            <text:p text:style-name="P11"><text:span text:style-name="T2">H2</text:span></text:p>
          </draw:text-box>
        </draw:frame>
        <draw:frame draw:style-name="gr22" draw:text-style-name="P12" draw:layer="layout" svg:width="0.803cm" svg:height="0.526cm" svg:x="19.674cm" svg:y="8.417cm">
          <draw:text-box>
            <text:p text:style-name="P11"><text:span text:style-name="T2">E3</text:span></text:p>
          </draw:text-box>
        </draw:frame>
        <draw:frame draw:style-name="gr22" draw:text-style-name="P12" draw:layer="layout" svg:width="0.803cm" svg:height="0.526cm" svg:x="20.874cm" svg:y="8.418cm">
          <draw:text-box>
            <text:p text:style-name="P11"><text:span text:style-name="T2">E4</text:span></text:p>
          </draw:text-box>
        </draw:frame>
        <draw:frame draw:style-name="gr22" draw:text-style-name="P12" draw:layer="layout" svg:width="0.815cm" svg:height="0.526cm" svg:x="21.874cm" svg:y="8.419cm">
          <draw:text-box>
            <text:p text:style-name="P11"><text:span text:style-name="T2">H5</text:span></text:p>
          </draw:text-box>
        </draw:frame>
        <draw:frame draw:style-name="gr22" draw:text-style-name="P12" draw:layer="layout" svg:width="0.803cm" svg:height="0.526cm" svg:x="25.274cm" svg:y="8.421cm">
          <draw:text-box>
            <text:p text:style-name="P11"><text:span text:style-name="T2">E9</text:span></text:p>
          </draw:text-box>
        </draw:frame>
        <draw:frame draw:style-name="gr22" draw:text-style-name="P12" draw:layer="layout" svg:width="0.938cm" svg:height="0.526cm" svg:x="26.193cm" svg:y="8.422cm">
          <draw:text-box>
            <text:p text:style-name="P11"><text:span text:style-name="T2">E10</text:span></text:p>
          </draw:text-box>
        </draw:frame>
        <draw:frame draw:style-name="gr22" draw:text-style-name="P12" draw:layer="layout" svg:width="0.815cm" svg:height="0.526cm" svg:x="17.515cm" svg:y="7.612cm">
          <draw:text-box>
            <text:p text:style-name="P11"><text:span text:style-name="T2">H1</text:span></text:p>
          </draw:text-box>
        </draw:frame>
        <draw:frame draw:style-name="gr22" draw:text-style-name="P12" draw:layer="layout" svg:width="0.815cm" svg:height="0.526cm" svg:x="18.575cm" svg:y="7.616cm">
          <draw:text-box>
            <text:p text:style-name="P11"><text:span text:style-name="T2">H2</text:span></text:p>
          </draw:text-box>
        </draw:frame>
        <draw:frame draw:style-name="gr22" draw:text-style-name="P12" draw:layer="layout" svg:width="0.803cm" svg:height="0.526cm" svg:x="19.675cm" svg:y="7.617cm">
          <draw:text-box>
            <text:p text:style-name="P11"><text:span text:style-name="T2">E3</text:span></text:p>
          </draw:text-box>
        </draw:frame>
        <draw:frame draw:style-name="gr22" draw:text-style-name="P12" draw:layer="layout" svg:width="0.803cm" svg:height="0.526cm" svg:x="20.875cm" svg:y="7.618cm">
          <draw:text-box>
            <text:p text:style-name="P11"><text:span text:style-name="T2">E4</text:span></text:p>
          </draw:text-box>
        </draw:frame>
        <draw:frame draw:style-name="gr22" draw:text-style-name="P12" draw:layer="layout" svg:width="0.815cm" svg:height="0.526cm" svg:x="21.875cm" svg:y="7.619cm">
          <draw:text-box>
            <text:p text:style-name="P11"><text:span text:style-name="T2">H5</text:span></text:p>
          </draw:text-box>
        </draw:frame>
        <draw:frame draw:style-name="gr22" draw:text-style-name="P12" draw:layer="layout" svg:width="0.803cm" svg:height="0.526cm" svg:x="25.275cm" svg:y="7.621cm">
          <draw:text-box>
            <text:p text:style-name="P11"><text:span text:style-name="T2">E9</text:span></text:p>
          </draw:text-box>
        </draw:frame>
        <draw:frame draw:style-name="gr22" draw:text-style-name="P12" draw:layer="layout" svg:width="0.938cm" svg:height="0.526cm" svg:x="26.194cm" svg:y="7.622cm">
          <draw:text-box>
            <text:p text:style-name="P11"><text:span text:style-name="T2">E10</text:span></text:p>
          </draw:text-box>
        </draw:frame>
        <draw:frame draw:style-name="gr22" draw:text-style-name="P12" draw:layer="layout" svg:width="0.803cm" svg:height="0.526cm" svg:x="17.516cm" svg:y="6.912cm">
          <draw:text-box>
            <text:p text:style-name="P11"><text:span text:style-name="T2">E0</text:span></text:p>
          </draw:text-box>
        </draw:frame>
        <draw:frame draw:style-name="gr22" draw:text-style-name="P12" draw:layer="layout" svg:width="0.815cm" svg:height="0.526cm" svg:x="18.576cm" svg:y="6.916cm">
          <draw:text-box>
            <text:p text:style-name="P11"><text:span text:style-name="T2">H2</text:span></text:p>
          </draw:text-box>
        </draw:frame>
        <draw:frame draw:style-name="gr22" draw:text-style-name="P12" draw:layer="layout" svg:width="0.803cm" svg:height="0.526cm" svg:x="19.676cm" svg:y="6.917cm">
          <draw:text-box>
            <text:p text:style-name="P11"><text:span text:style-name="T2">E3</text:span></text:p>
          </draw:text-box>
        </draw:frame>
        <draw:frame draw:style-name="gr22" draw:text-style-name="P12" draw:layer="layout" svg:width="0.803cm" svg:height="0.526cm" svg:x="20.876cm" svg:y="6.918cm">
          <draw:text-box>
            <text:p text:style-name="P11"><text:span text:style-name="T2">E4</text:span></text:p>
          </draw:text-box>
        </draw:frame>
        <draw:frame draw:style-name="gr22" draw:text-style-name="P12" draw:layer="layout" svg:width="0.815cm" svg:height="0.526cm" svg:x="21.876cm" svg:y="6.919cm">
          <draw:text-box>
            <text:p text:style-name="P11"><text:span text:style-name="T2">H5</text:span></text:p>
          </draw:text-box>
        </draw:frame>
        <draw:frame draw:style-name="gr22" draw:text-style-name="P12" draw:layer="layout" svg:width="0.803cm" svg:height="0.526cm" svg:x="25.276cm" svg:y="6.921cm">
          <draw:text-box>
            <text:p text:style-name="P11"><text:span text:style-name="T2">E9</text:span></text:p>
          </draw:text-box>
        </draw:frame>
        <draw:frame draw:style-name="gr22" draw:text-style-name="P12" draw:layer="layout" svg:width="0.938cm" svg:height="0.526cm" svg:x="26.195cm" svg:y="6.922cm">
          <draw:text-box>
            <text:p text:style-name="P11"><text:span text:style-name="T2">E10</text:span></text:p>
          </draw:text-box>
        </draw:frame>
        <draw:frame draw:style-name="gr22" draw:text-style-name="P12" draw:layer="layout" svg:width="0.815cm" svg:height="0.526cm" svg:x="23.477cm" svg:y="6.919cm">
          <draw:text-box>
            <text:p text:style-name="P11"><text:span text:style-name="T2">H6</text:span></text:p>
          </draw:text-box>
        </draw:frame>
        <draw:frame draw:style-name="gr22" draw:text-style-name="P12" draw:layer="layout" svg:width="0.815cm" svg:height="0.526cm" svg:x="23.478cm" svg:y="7.619cm">
          <draw:text-box>
            <text:p text:style-name="P11"><text:span text:style-name="T2">H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10:59.965705151</meta:creation-date>
    <meta:generator>LibreOffice/6.4.7.2$Linux_X86_64 LibreOffice_project/40$Build-2</meta:generator>
    <dc:date>2022-01-20T14:37:08.740800743</dc:date>
    <meta:editing-duration>PT2H18M22S</meta:editing-duration>
    <meta:editing-cycles>20</meta:editing-cycles>
    <meta:document-statistic meta:object-count="354"/>
  </office:meta>
</office:document-meta>
</file>